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/>
    </style:style>
    <style:style style:name="T1" style:family="text">
      <style:text-properties fo:background-color="#ffff00" loext:char-shading-value="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fo:background-color="#ffff00" loext:char-shading-value="0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bookmark text:name="rt-3"/>Монтирование диска</text:h>
      <text:p text:style-name="Text_20_body">Особенность ОС Linux в том, что существует возможность монтировать диск (либо иное блочное устройство) в любую из директорий, главное чтобы директория была пустой.</text:p>
      <text:p text:style-name="Text_20_body">Создаем каталог в директории /mnt:</text:p>
      <text:p text:style-name="P1"><text:span text:style-name="Source_20_Text"><text:span text:style-name="T1">sudo mkdir /mnt/1</text:span></text:span><text:span text:style-name="T1"> </text:span></text:p>
      <text:p text:style-name="Text_20_body"/>
      <text:p text:style-name="Text_20_body">Изменяем права доступа к каталогу. Только root и и только чтение и запись.</text:p>
      <text:p text:style-name="P1"><text:span text:style-name="Source_20_Text">sudo chmod -R 660 /mnt/1</text:span> </text:p>
      <text:p text:style-name="Text_20_body"/>
      <text:p text:style-name="Text_20_body">Собственно, монтируем:</text:p>
      <text:p text:style-name="P1"><text:span text:style-name="Source_20_Text"><text:span text:style-name="T3">sudo mount /dev/sdb1 /mnt/1</text:span></text:span><text:span text:style-name="T1"> </text:span></text:p>
      <text:p text:style-name="Text_20_body">Kопировать</text:p>
      <text:p text:style-name="Text_20_body">Для монтирования диска автоматически при загрузке системы, редактируем файл /etc/fstab. Открываем любым текстовым редактором, например nano:</text:p>
      <text:p text:style-name="P1"><text:span text:style-name="Source_20_Text"><text:span text:style-name="T2">sudo nano /etc/fstab</text:span></text:span><text:span text:style-name="T2"> </text:span></text:p>
      <text:p text:style-name="Text_20_body"/>
      <text:p text:style-name="Text_20_body">В самый конец файла вставляем строку:</text:p>
      <text:p text:style-name="P1"><text:span text:style-name="Source_20_Text"><text:span text:style-name="T2">/dev/sdb1 /mnt/1 ext4 defaults 0 0</text:span></text:span><text:span text:style-name="T2"> </text:span></text:p>
      <text:p text:style-name="Text_20_body"/>
      <text:p text:style-name="Text_20_body">Сохраняем файл.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7T09:00:27.523594073</meta:creation-date>
    <dc:date>2024-06-07T09:02:33.153896175</dc:date>
    <meta:editing-duration>PT2M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4" meta:word-count="91" meta:character-count="640" meta:non-whitespace-character-count="558"/>
  </office:meta>
</office:document-meta>
</file>